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93cm" fo:min-width="1.87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64cm" fo:min-width="6.13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65cm" fo:min-width="6.13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65cm" fo:min-width="6.13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93cm" fo:min-width="1.87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0.75cm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65cm" fo:min-width="1.74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65cm" fo:min-width="2.84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363cm" fo:min-width="1.113cm"/>
    </style:style>
    <style:style style:name="gr11" style:family="graphic" style:parent-style-name="standard">
      <style:graphic-properties draw:stroke="none" svg:stroke-color="#000000" draw:fill="none" draw:fill-color="#ffffff" fo:min-height="0.5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Segoe UI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Segoe UI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Segoe UI" fo:font-size="12pt" style:font-size-asian="12pt" style:font-size-complex="12pt"/>
    </style:style>
    <style:style style:name="T1" style:family="text">
      <style:text-properties style:font-name="Segoe UI" fo:font-size="14pt" style:font-size-asian="14pt" style:font-size-complex="14pt"/>
    </style:style>
    <style:style style:name="T2" style:family="text">
      <style:text-properties style:font-name="Segoe U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5" draw:id="id15" draw:layer="layout" svg:width="3.361cm" svg:height="1.191cm" svg:x="8.932cm" svg:y="1.3cm">
          <text:p text:style-name="P1"><text:span text:style-name="T1">DE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8.335cm" svg:height="0.77cm" svg:x="6.244cm" svg:y="3.151cm">
          <text:p text:style-name="P1"><text:span text:style-name="T1">Initialisation</text:span></text:p>
          <draw:enhanced-geometry svg:viewBox="0 0 21600 21600" draw:glue-points="?f6 0 10800 ?f8 ?f11 10800 ?f9 21600 10800 ?f10 ?f5 10800" draw:text-areas="?f3 ?f3 ?f4 ?f4" draw:type="parallelogram" draw:modifiers="1096.244013108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4" draw:id="id14" draw:layer="layout" svg:width="8.334cm" svg:height="0.771cm" svg:x="6.245cm" svg:y="4.552cm">
          <text:p text:style-name="P1"><text:span text:style-name="T1">Mélange</text:span></text:p>
          <draw:enhanced-geometry svg:viewBox="0 0 21600 21600" draw:glue-points="?f6 0 10800 ?f8 ?f11 10800 ?f9 21600 10800 ?f10 ?f5 10800" draw:text-areas="?f3 ?f3 ?f4 ?f4" draw:type="parallelogram" draw:modifiers="1096.244013108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17" draw:id="id17" draw:layer="layout" svg:width="8.335cm" svg:height="0.77cm" svg:x="6.245cm" svg:y="5.954cm">
          <text:p text:style-name="P1"><text:span text:style-name="T1">Distribution</text:span></text:p>
          <draw:enhanced-geometry svg:viewBox="0 0 21600 21600" draw:glue-points="?f6 0 10800 ?f8 ?f11 10800 ?f9 21600 10800 ?f10 ?f5 10800" draw:text-areas="?f3 ?f3 ?f4 ?f4" draw:type="parallelogram" draw:modifiers="1096.244013108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layout" svg:width="8.335cm" svg:height="0.771cm" svg:x="6.246cm" svg:y="7.355cm">
          <text:p text:style-name="P1"><text:span text:style-name="T1">Tour de mise : cpt_tour = 0</text:span></text:p>
          <draw:enhanced-geometry svg:viewBox="0 0 21600 21600" draw:glue-points="?f6 0 10800 ?f8 ?f11 10800 ?f9 21600 10800 ?f10 ?f5 10800" draw:text-areas="?f3 ?f3 ?f4 ?f4" draw:type="parallelogram" draw:modifiers="1096.244013108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xml:id="id13" draw:id="id13" draw:layer="layout" svg:width="3.362cm" svg:height="1.191cm" svg:x="8.792cm" svg:y="27.41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2.5cm" svg:height="2.5cm" svg:x="2.6cm" svg:y="10.2cm">
          <text:p text:style-name="P1"><text:span text:style-name="T2">cpt_tour</text:span></text:p>
          <text:p text:style-name="P1"><text:span text:style-name="T2">= 3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3" draw:id="id3" draw:layer="layout" svg:width="2.5cm" svg:height="2.5cm" svg:x="10.601cm" svg:y="10.201cm">
          <text:p text:style-name="P1"><text:span text:style-name="T2">Tapis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4" draw:id="id4" draw:layer="layout" svg:width="2.5cm" svg:height="2.5cm" svg:x="15.601cm" svg:y="10.201cm">
          <text:p text:style-name="P1"><text:span text:style-name="T2">Relanc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163cm" svg:x1="10.202cm" svg:y1="8.126cm" svg:x2="3.85cm" svg:y2="10.2cm" draw:start-shape="id1" draw:start-glue-point="7" draw:end-shape="id2" draw:end-glue-point="4" svg:d="M10202 8126v874h-6352v1200" svg:viewBox="0 0 6353 2075">
          <text:p/>
        </draw:connector>
        <draw:connector draw:style-name="gr7" draw:text-style-name="P1" draw:layer="layout" svg:x1="13.101cm" svg:y1="11.451cm" svg:x2="15.601cm" svg:y2="11.451cm" draw:start-shape="id3" draw:start-glue-point="7" draw:end-shape="id4" draw:end-glue-point="5" svg:d="M13101 11451h2500" svg:viewBox="0 0 2501 1">
          <text:p/>
        </draw:connector>
        <draw:custom-shape draw:style-name="gr8" draw:text-style-name="P2" xml:id="id5" draw:id="id5" draw:layer="layout" svg:width="2.818cm" svg:height="0.771cm" svg:x="6.478cm" svg:y="11.055cm">
          <text:p text:style-name="P1"><text:span text:style-name="T1">Miser</text:span></text:p>
          <draw:enhanced-geometry svg:viewBox="0 0 21600 21600" draw:glue-points="?f6 0 10800 ?f8 ?f11 10800 ?f9 21600 10800 ?f10 ?f5 10800" draw:text-areas="?f3 ?f3 ?f4 ?f4" draw:type="parallelogram" draw:modifiers="1096.244013108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xml:id="id6" draw:id="id6" draw:layer="layout" svg:x1="5.1cm" svg:y1="11.45cm" svg:x2="6.549cm" svg:y2="11.441cm" draw:start-shape="id2" draw:start-glue-point="7" draw:end-shape="id5" draw:end-glue-point="9" svg:d="M5100 11450h690v-9h759" svg:viewBox="0 0 1450 10">
          <text:p/>
        </draw:connector>
        <draw:connector draw:style-name="gr7" draw:text-style-name="P1" draw:layer="layout" svg:x1="9.225cm" svg:y1="11.441cm" svg:x2="10.601cm" svg:y2="11.451cm" draw:start-shape="id5" draw:start-glue-point="6" draw:end-shape="id3" draw:end-glue-point="5" svg:d="M9225 11441h724v10h652" svg:viewBox="0 0 1377 11">
          <text:p/>
        </draw:connector>
        <draw:connector draw:style-name="gr7" draw:text-style-name="P1" draw:layer="layout" draw:line-skew="0.797cm" svg:x1="18.101cm" svg:y1="11.451cm" svg:x2="5.79cm" svg:y2="11.445cm" draw:start-shape="id4" draw:start-glue-point="7" draw:end-shape="id6" draw:end-glue-point="0" svg:d="M18101 11451h1299v-1751h-13610v1745" svg:viewBox="0 0 13611 1752">
          <text:p/>
        </draw:connector>
        <draw:custom-shape draw:style-name="gr6" draw:text-style-name="P4" xml:id="id7" draw:id="id7" draw:layer="layout" svg:width="2.5cm" svg:height="2.5cm" svg:x="15.602cm" svg:y="14.202cm">
          <text:p text:style-name="P1"><text:span text:style-name="T2">cpt_tour</text:span></text:p>
          <text:p text:style-name="P1"><text:span text:style-name="T2">&lt; 2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6.851cm" svg:y1="12.701cm" svg:x2="16.852cm" svg:y2="14.202cm" draw:start-shape="id4" draw:start-glue-point="6" draw:end-shape="id7" draw:end-glue-point="4" svg:d="M16851 12701v751h1v750" svg:viewBox="0 0 2 1502">
          <text:p/>
        </draw:connector>
        <draw:custom-shape draw:style-name="gr9" draw:text-style-name="P2" xml:id="id8" draw:id="id8" draw:layer="layout" svg:width="4.2cm" svg:height="0.771cm" svg:x="14.756cm" svg:y="17.755cm">
          <text:p text:style-name="P1"><text:span text:style-name="T1">Tirage</text:span></text:p>
          <draw:enhanced-geometry svg:viewBox="0 0 21600 21600" draw:glue-points="?f6 0 10800 ?f8 ?f11 10800 ?f9 21600 10800 ?f10 ?f5 10800" draw:text-areas="?f3 ?f3 ?f4 ?f4" draw:type="parallelogram" draw:modifiers="1096.244013108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xml:id="id9" draw:id="id9" draw:layer="layout" svg:width="4.2cm" svg:height="0.771cm" svg:x="14.757cm" svg:y="19.655cm">
          <text:p text:style-name="P1"><text:span text:style-name="T1">cpt_tour + 1</text:span></text:p>
          <draw:enhanced-geometry svg:viewBox="0 0 21600 21600" draw:glue-points="?f6 0 10800 ?f8 ?f11 10800 ?f9 21600 10800 ?f10 ?f5 10800" draw:text-areas="?f3 ?f3 ?f4 ?f4" draw:type="parallelogram" draw:modifiers="1096.244013108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6.852cm" svg:y1="16.702cm" svg:x2="16.856cm" svg:y2="17.755cm" draw:start-shape="id7" draw:start-glue-point="6" draw:end-shape="id8" draw:end-glue-point="5" svg:d="M16852 16702v527h4v526" svg:viewBox="0 0 5 1054">
          <text:p/>
        </draw:connector>
        <draw:connector draw:style-name="gr7" draw:text-style-name="P1" xml:id="id10" draw:id="id10" draw:layer="layout" svg:x1="16.856cm" svg:y1="18.526cm" svg:x2="16.857cm" svg:y2="19.655cm" draw:start-shape="id8" draw:start-glue-point="8" draw:end-shape="id9" draw:end-glue-point="5" svg:d="M16856 18526v564h1v565" svg:viewBox="0 0 2 1130">
          <text:p/>
        </draw:connector>
        <draw:connector draw:style-name="gr7" draw:text-style-name="P1" draw:layer="layout" draw:line-skew="0.173cm -3.8cm" svg:x1="16.857cm" svg:y1="20.426cm" svg:x2="6.457cm" svg:y2="7.741cm" draw:start-shape="id9" draw:start-glue-point="8" draw:end-shape="id1" draw:end-glue-point="9" svg:d="M16857 20426v674h-14913v-13359h4513" svg:viewBox="0 0 14914 13360">
          <text:p/>
        </draw:connector>
        <draw:connector draw:style-name="gr7" draw:text-style-name="P1" draw:layer="layout" svg:x1="11.851cm" svg:y1="12.701cm" svg:x2="15.602cm" svg:y2="15.452cm" draw:start-shape="id3" draw:start-glue-point="6" draw:end-shape="id7" draw:end-glue-point="5" svg:d="M11851 12701v2751h3751" svg:viewBox="0 0 3752 2752">
          <text:p/>
        </draw:connector>
        <draw:connector draw:style-name="gr7" draw:text-style-name="P1" draw:layer="layout" draw:line-skew="0.796cm" svg:x1="18.102cm" svg:y1="15.452cm" svg:x2="16.856cm" svg:y2="19.09cm" draw:start-shape="id7" draw:start-glue-point="7" draw:end-shape="id10" draw:end-glue-point="0" svg:d="M18102 15452h1298v3638h-2544" svg:viewBox="0 0 2545 3639">
          <text:p/>
        </draw:connector>
        <draw:custom-shape draw:style-name="gr4" draw:text-style-name="P2" xml:id="id11" draw:id="id11" draw:layer="layout" svg:width="8.335cm" svg:height="0.771cm" svg:x="6.302cm" svg:y="21.855cm">
          <text:p text:style-name="P1"><text:span text:style-name="T1">Abattage</text:span></text:p>
          <draw:enhanced-geometry svg:viewBox="0 0 21600 21600" draw:glue-points="?f6 0 10800 ?f8 ?f11 10800 ?f9 21600 10800 ?f10 ?f5 10800" draw:text-areas="?f3 ?f3 ?f4 ?f4" draw:type="parallelogram" draw:modifiers="1096.244013108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3.85cm" svg:y1="12.7cm" svg:x2="10.47cm" svg:y2="21.855cm" draw:start-shape="id2" draw:start-glue-point="6" draw:end-shape="id11" draw:end-glue-point="5" svg:d="M3850 12700v4578h6620v4577" svg:viewBox="0 0 6621 9156">
          <text:p/>
        </draw:connector>
        <draw:custom-shape draw:style-name="gr10" draw:text-style-name="P4" xml:id="id12" draw:id="id12" draw:layer="layout" svg:width="3.225cm" svg:height="3.225cm" svg:x="8.845cm" svg:y="23.405cm">
          <text:p text:style-name="P1"><text:span text:style-name="T2">1 Gagnant 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1" draw:layer="layout" svg:x1="10.47cm" svg:y1="22.626cm" svg:x2="10.458cm" svg:y2="23.405cm" draw:start-shape="id11" draw:start-glue-point="8" draw:end-shape="id12" draw:end-glue-point="4" svg:d="M10470 22626v389h-12v390" svg:viewBox="0 0 13 780">
          <text:p/>
        </draw:connector>
        <draw:connector draw:style-name="gr7" draw:text-style-name="P1" draw:layer="layout" svg:x1="10.458cm" svg:y1="26.63cm" svg:x2="10.473cm" svg:y2="27.41cm" draw:start-shape="id12" draw:start-glue-point="6" draw:end-shape="id13" draw:end-glue-point="4" svg:d="M10458 26630v390h15v390" svg:viewBox="0 0 16 781">
          <text:p/>
        </draw:connector>
        <draw:connector draw:style-name="gr7" draw:text-style-name="P1" draw:layer="layout" draw:line-skew="-4.4cm" svg:x1="8.845cm" svg:y1="25.018cm" svg:x2="6.456cm" svg:y2="4.938cm" draw:start-shape="id12" draw:start-glue-point="5" draw:end-shape="id14" draw:end-glue-point="9" svg:d="M8845 25018h-7501v-20080h5112" svg:viewBox="0 0 7502 20081">
          <text:p/>
        </draw:connector>
        <draw:connector draw:style-name="gr7" draw:text-style-name="P1" draw:layer="layout" svg:x1="10.613cm" svg:y1="2.491cm" svg:x2="10.623cm" svg:y2="3.151cm" draw:start-shape="id15" draw:start-glue-point="8" draw:end-shape="id16" draw:end-glue-point="4" svg:d="M10613 2491v330h10v330" svg:viewBox="0 0 11 661">
          <text:p/>
        </draw:connector>
        <draw:connector draw:style-name="gr7" draw:text-style-name="P1" draw:layer="layout" svg:x1="10.412cm" svg:y1="3.921cm" svg:x2="10.412cm" svg:y2="4.552cm" draw:start-shape="id16" draw:start-glue-point="8" draw:end-shape="id14" draw:end-glue-point="5" svg:d="M10412 3921v631" svg:viewBox="0 0 1 632">
          <text:p/>
        </draw:connector>
        <draw:connector draw:style-name="gr7" draw:text-style-name="P1" draw:layer="layout" svg:x1="10.412cm" svg:y1="5.323cm" svg:x2="10.413cm" svg:y2="5.954cm" draw:start-shape="id14" draw:start-glue-point="8" draw:end-shape="id17" draw:end-glue-point="5" svg:d="M10412 5323v316h1v315" svg:viewBox="0 0 2 632">
          <text:p/>
        </draw:connector>
        <draw:connector draw:style-name="gr7" draw:text-style-name="P1" draw:layer="layout" svg:x1="10.413cm" svg:y1="6.724cm" svg:x2="10.414cm" svg:y2="7.355cm" draw:start-shape="id17" draw:start-glue-point="8" draw:end-shape="id1" draw:end-glue-point="5" svg:d="M10413 6724v316h1v315" svg:viewBox="0 0 2 632">
          <text:p/>
        </draw:connector>
        <draw:frame draw:style-name="gr11" draw:text-style-name="P5" draw:layer="layout" svg:width="1.3cm" svg:height="0.814cm" svg:x="5cm" svg:y="11.5cm">
          <draw:text-box>
            <text:p><text:span text:style-name="T2">non</text:span></text:p>
          </draw:text-box>
        </draw:frame>
        <draw:frame draw:style-name="gr11" draw:text-style-name="P5" draw:layer="layout" svg:width="1.3cm" svg:height="0.814cm" svg:x="2.3cm" svg:y="12.4cm">
          <draw:text-box>
            <text:p><text:span text:style-name="T2">oui</text:span></text:p>
          </draw:text-box>
        </draw:frame>
        <draw:frame draw:style-name="gr11" draw:text-style-name="P5" draw:layer="layout" svg:width="1.3cm" svg:height="0.814cm" svg:x="13cm" svg:y="11.5cm">
          <draw:text-box>
            <text:p><text:span text:style-name="T2">non</text:span></text:p>
          </draw:text-box>
        </draw:frame>
        <draw:frame draw:style-name="gr11" draw:text-style-name="P5" draw:layer="layout" svg:width="1.3cm" svg:height="0.814cm" svg:x="10.3cm" svg:y="12.5cm">
          <draw:text-box>
            <text:p><text:span text:style-name="T2">oui</text:span></text:p>
          </draw:text-box>
        </draw:frame>
        <draw:frame draw:style-name="gr11" draw:text-style-name="P5" draw:layer="layout" svg:width="1.3cm" svg:height="0.814cm" svg:x="15.3cm" svg:y="12.5cm">
          <draw:text-box>
            <text:p><text:span text:style-name="T2">oui</text:span></text:p>
          </draw:text-box>
        </draw:frame>
        <draw:frame draw:style-name="gr11" draw:text-style-name="P5" draw:layer="layout" svg:width="1.3cm" svg:height="0.814cm" svg:x="18cm" svg:y="11.5cm">
          <draw:text-box>
            <text:p><text:span text:style-name="T2">non</text:span></text:p>
          </draw:text-box>
        </draw:frame>
        <draw:frame draw:style-name="gr11" draw:text-style-name="P5" draw:layer="layout" svg:width="1.3cm" svg:height="0.814cm" svg:x="18cm" svg:y="14.5cm">
          <draw:text-box>
            <text:p><text:span text:style-name="T2">non</text:span></text:p>
          </draw:text-box>
        </draw:frame>
        <draw:frame draw:style-name="gr11" draw:text-style-name="P5" draw:layer="layout" svg:width="1.3cm" svg:height="0.814cm" svg:x="15.3cm" svg:y="16.5cm">
          <draw:text-box>
            <text:p><text:span text:style-name="T2">oui</text:span></text:p>
          </draw:text-box>
        </draw:frame>
        <draw:frame draw:style-name="gr11" draw:text-style-name="P5" draw:layer="layout" svg:width="1.3cm" svg:height="0.814cm" svg:x="8cm" svg:y="25.5cm">
          <draw:text-box>
            <text:p><text:span text:style-name="T2">non</text:span></text:p>
          </draw:text-box>
        </draw:frame>
        <draw:frame draw:style-name="gr11" draw:text-style-name="P5" draw:layer="layout" svg:width="1.3cm" svg:height="0.814cm" svg:x="10.8cm" svg:y="26.2cm">
          <draw:text-box>
            <text:p><text:span text:style-name="T2">ou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3:04:47.437000000</meta:creation-date>
    <dc:date>2018-02-05T15:17:48.690351713</dc:date>
    <meta:editing-duration>PT22M19S</meta:editing-duration>
    <meta:editing-cycles>5</meta:editing-cycles>
    <meta:generator>LibreOffice/5.1.6.2$Linux_X86_64 LibreOffice_project/10m0$Build-2</meta:generator>
    <meta:document-statistic meta:object-count="44"/>
  </office:meta>
</office:document-meta>
</file>